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style-name="ce1"/>
          <table:table-cell table:style-name="ce1" office:value-type="string" calcext:value-type="string">
            <text:p>reload_stamina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7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Ravens/crow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number-style style:name="N1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45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currency-style style:name="N1013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number-style style:name="N1012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13T18:44:27.474544898</dc:date>
    <meta:editing-duration>PT12H32M10S</meta:editing-duration>
    <meta:editing-cycles>166</meta:editing-cycles>
    <dc:creator>Mateu</dc:creator>
    <meta:document-statistic meta:table-count="2" meta:cell-count="1264" meta:object-count="0"/>
  </office:meta>
</office:document-meta>
</file>